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aleway" svg:font-family="Raleway" style:font-family-generic="system" style:font-pitch="variable" svg:panose-1="0 0 0 0 0 0 0 0 0 0"/>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nb" fo:country="NO"/>
    </style:style>
    <style:style style:name="P2" style:parent-style-name="Normal" style:family="paragraph">
      <style:text-properties fo:language="nb" fo:country="NO"/>
    </style:style>
    <style:style style:name="P3" style:parent-style-name="Normal" style:family="paragraph">
      <style:text-properties fo:language="nb" fo:country="NO"/>
    </style:style>
    <style:style style:name="P4" style:parent-style-name="Normal" style:family="paragraph">
      <style:text-properties fo:language="nb" fo:country="NO"/>
    </style:style>
    <style:style style:name="P5" style:parent-style-name="Normal" style:family="paragraph">
      <style:text-properties fo:language="nb" fo:country="NO"/>
    </style:style>
    <style:style style:name="P6" style:parent-style-name="Normal" style:family="paragraph">
      <style:text-properties fo:language="nb" fo:country="NO"/>
    </style:style>
    <style:style style:name="P7" style:parent-style-name="Normal" style:family="paragraph">
      <style:text-properties fo:language="nb" fo:country="NO"/>
    </style:style>
    <style:style style:name="P8" style:parent-style-name="Normal" style:family="paragraph">
      <style:text-properties fo:language="nb" fo:country="NO"/>
    </style:style>
    <style:style style:name="P9" style:parent-style-name="Normal" style:family="paragraph">
      <style:text-properties fo:language="nb" fo:country="NO"/>
    </style:style>
    <style:style style:name="P10" style:parent-style-name="Normal" style:family="paragraph">
      <style:text-properties fo:language="nb" fo:country="NO"/>
    </style:style>
    <style:style style:name="P11" style:parent-style-name="Normal" style:family="paragraph">
      <style:text-properties fo:language="nb" fo:country="NO"/>
    </style:style>
    <style:style style:name="P12" style:parent-style-name="Normal" style:family="paragraph">
      <style:text-properties fo:language="nb" fo:country="NO"/>
    </style:style>
    <style:style style:name="P13" style:parent-style-name="Normal" style:family="paragraph">
      <style:text-properties fo:language="nb" fo:country="NO"/>
    </style:style>
    <style:style style:name="P14" style:parent-style-name="Normal" style:family="paragraph">
      <style:text-properties fo:language="nb" fo:country="NO"/>
    </style:style>
    <style:style style:name="P15" style:parent-style-name="Normal" style:family="paragraph">
      <style:text-properties fo:language="nb" fo:country="NO"/>
    </style:style>
    <style:style style:name="P16" style:parent-style-name="Normal" style:family="paragraph">
      <style:text-properties fo:language="nb" fo:country="NO"/>
    </style:style>
    <style:style style:name="P17" style:parent-style-name="Normal" style:family="paragraph">
      <style:text-properties fo:language="nb" fo:country="NO"/>
    </style:style>
    <style:style style:name="P18" style:parent-style-name="Normal" style:family="paragraph">
      <style:text-properties fo:language="nb" fo:country="NO"/>
    </style:style>
    <style:style style:name="P19" style:parent-style-name="Normal" style:family="paragraph">
      <style:paragraph-properties fo:margin-bottom="0.0694in" fo:line-height="100%" fo:background-color="#FFFFFF"/>
    </style:style>
    <style:style style:name="T20" style:parent-style-name="Standardskriftforavsnitt" style:family="text">
      <style:text-properties style:font-name="Times New Roman" style:font-name-asian="Times New Roman" fo:font-weight="bold" style:font-weight-asian="bold" style:font-weight-complex="bold" fo:color="#000000" fo:font-size="18pt" style:font-size-asian="18pt" style:font-size-complex="18pt"/>
    </style:style>
    <style:style style:name="P21" style:parent-style-name="Normal" style:family="paragraph">
      <style:paragraph-properties fo:margin-bottom="0.0694in" fo:line-height="100%" fo:background-color="#FFFFFF"/>
    </style:style>
    <style:style style:name="T22" style:parent-style-name="Standardskriftforavsnitt" style:family="text">
      <style:text-properties style:font-name="Raleway" style:font-name-asian="Times New Roman" fo:color="#000000" fo:font-size="12pt" style:font-size-asian="12pt" style:font-size-complex="12pt"/>
    </style:style>
    <style:style style:name="P23" style:parent-style-name="Normal" style:family="paragraph">
      <style:paragraph-properties fo:margin-top="0.0694in" fo:margin-bottom="0.0694in" fo:line-height="100%" fo:background-color="#FFFFFF"/>
    </style:style>
    <style:style style:name="T24" style:parent-style-name="Standardskriftforavsnitt" style:family="text">
      <style:text-properties style:font-name="Raleway" style:font-name-asian="Times New Roman" fo:color="#3984C6" fo:font-size="10.5pt" style:font-size-asian="10.5pt" style:font-size-complex="10.5pt"/>
    </style:style>
    <style:style style:name="P25" style:parent-style-name="Normal" style:family="paragraph">
      <style:paragraph-properties fo:margin-top="0.0694in" fo:margin-bottom="0.0694in" fo:line-height="100%" fo:background-color="#FFFFFF"/>
    </style:style>
    <style:style style:name="T26" style:parent-style-name="Standardskriftforavsnitt" style:family="text">
      <style:text-properties style:font-name="Raleway" style:font-name-asian="Times New Roman" fo:color="#3984C6" fo:font-size="10.5pt" style:font-size-asian="10.5pt" style:font-size-complex="10.5pt"/>
    </style:style>
    <style:style style:name="P27" style:parent-style-name="Normal" style:family="paragraph">
      <style:paragraph-properties fo:margin-top="0.0694in" fo:margin-bottom="0.0694in" fo:line-height="100%" fo:background-color="#FFFFFF"/>
    </style:style>
    <style:style style:name="T28" style:parent-style-name="Standardskriftforavsnitt" style:family="text">
      <style:text-properties style:font-name="Raleway" style:font-name-asian="Times New Roman" fo:color="#3984C6" fo:font-size="10.5pt" style:font-size-asian="10.5pt" style:font-size-complex="10.5pt"/>
    </style:style>
    <style:style style:name="P29" style:parent-style-name="Normal" style:family="paragraph">
      <style:paragraph-properties fo:margin-bottom="0.0694in" fo:line-height="100%" fo:background-color="#FFFFFF"/>
    </style:style>
    <style:style style:name="T30" style:parent-style-name="Standardskriftforavsnitt" style:family="text">
      <style:text-properties style:font-name="Times New Roman" style:font-name-asian="Times New Roman" fo:font-weight="bold" style:font-weight-asian="bold" style:font-weight-complex="bold" fo:color="#000000" fo:font-size="18pt" style:font-size-asian="18pt" style:font-size-complex="18pt"/>
    </style:style>
    <style:style style:name="P31" style:parent-style-name="Normal" style:family="paragraph">
      <style:paragraph-properties fo:margin-bottom="0.0694in" fo:line-height="100%" fo:background-color="#FFFFFF"/>
    </style:style>
    <style:style style:name="T32" style:parent-style-name="Standardskriftforavsnitt" style:family="text">
      <style:text-properties style:font-name="Raleway" style:font-name-asian="Times New Roman" fo:color="#000000" fo:font-size="12pt" style:font-size-asian="12pt" style:font-size-complex="12pt"/>
    </style:style>
    <style:style style:name="T33" style:parent-style-name="Standardskriftforavsnitt" style:family="text">
      <style:text-properties style:font-name="Raleway" style:font-name-asian="Times New Roman" fo:color="#3984C6" fo:font-size="12pt" style:font-size-asian="12pt" style:font-size-complex="12pt"/>
    </style:style>
    <style:style style:name="T34" style:parent-style-name="Standardskriftforavsnitt" style:family="text">
      <style:text-properties style:font-name="Raleway" style:font-name-asian="Times New Roman" fo:color="#000000" fo:font-size="12pt" style:font-size-asian="12pt" style:font-size-complex="12pt"/>
    </style:style>
    <style:style style:name="T35" style:parent-style-name="Standardskriftforavsnitt" style:family="text">
      <style:text-properties style:font-name="Raleway" style:font-name-asian="Times New Roman" fo:color="#626262" fo:font-size="12pt" style:font-size-asian="12pt" style:font-size-complex="12pt"/>
    </style:style>
    <style:style style:name="P3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3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9"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4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1"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42"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4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5"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4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7"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4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9"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50"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5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3"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5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5"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5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7"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58"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5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1"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6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3"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6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5"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6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7"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68"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6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0"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7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2"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7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5"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7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7" style:parent-style-name="Standardskriftforavsnitt" style:family="text">
      <style:text-properties style:font-name="Consolas" style:font-name-asian="Times New Roman" style:font-name-complex="Courier New" fo:color="#CD3131" fo:font-size="10.5pt" style:font-size-asian="10.5pt" style:font-size-complex="10.5pt"/>
    </style:style>
    <style:style style:name="T7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9"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80"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8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3"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8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6"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8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8"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8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90"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91"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9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94"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9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96"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9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98"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99"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0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02"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0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04"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10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06"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107"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0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10"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1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13"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1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16"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1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18"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11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20"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121"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2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24"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2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26"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12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28"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129"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3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32"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3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34"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13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36"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137"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3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40"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4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43"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4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46"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4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48"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14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50"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151"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5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54"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5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56"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15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58"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159"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6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62"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6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64"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16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66"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167"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6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70"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7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73"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7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17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77"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7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79"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18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81"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182"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8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84"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8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86"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18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88"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189"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9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91"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19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94"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19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96"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19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198"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199"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20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01"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20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04"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20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07"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20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9"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P210" style:parent-style-name="Normal" style:family="paragraph">
      <style:paragraph-properties fo:margin-bottom="0.0694in" fo:line-height="100%" fo:background-color="#FFFFFF"/>
      <style:text-properties style:font-name="Times New Roman" style:font-name-asian="Times New Roman" fo:font-weight="bold" style:font-weight-asian="bold" style:font-weight-complex="bold" fo:color="#393939" fo:font-size="18pt" style:font-size-asian="18pt" style:font-size-complex="18pt"/>
    </style:style>
    <style:style style:name="P211" style:parent-style-name="Normal" style:family="paragraph">
      <style:paragraph-properties fo:margin-bottom="0.0694in" fo:line-height="100%" fo:background-color="#FFFFFF"/>
    </style:style>
    <style:style style:name="T212" style:parent-style-name="Standardskriftforavsnitt" style:family="text">
      <style:text-properties style:font-name="Raleway" style:font-name-asian="Times New Roman" fo:color="#000000" fo:font-size="12pt" style:font-size-asian="12pt" style:font-size-complex="12pt"/>
    </style:style>
    <style:style style:name="P21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4"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21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1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18"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21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20"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22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22"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22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2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26"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22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2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22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3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23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3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23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23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36"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23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3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40"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24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4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24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4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46"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24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4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24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50"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25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5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25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55"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25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5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59"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26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61"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26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63"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26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6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67"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26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69"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27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7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27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27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75"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27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7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79"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28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81"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28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8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85"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28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87"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28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8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91"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29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93"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29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29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97"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29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299"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30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0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03"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0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05"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30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0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09"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1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11"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31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1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15"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1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17"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31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1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21"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2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23"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32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2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32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32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29"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33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3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33"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3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35"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33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3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33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33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41"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34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43"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34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4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47"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4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49"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35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5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53"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5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55"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35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5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35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35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61"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36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63"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36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6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67"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6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69"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37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7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73"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7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75"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37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7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79"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8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81"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38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8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85"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8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87"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38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8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91"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39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93"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39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95"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39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39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399"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40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01"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40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0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05"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40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07"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40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0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11"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41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13"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41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1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41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41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19"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42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21"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42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2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25"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42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27"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42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2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43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43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33"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43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35" style:parent-style-name="Standardskriftforavsnitt" style:family="text">
      <style:text-properties style:font-name="Consolas" style:font-name-asian="Times New Roman" style:font-name-complex="Courier New" fo:color="#800000" fo:font-size="10.5pt" style:font-size-asian="10.5pt" style:font-size-complex="10.5pt"/>
    </style:style>
    <style:style style:name="T43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3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39" style:parent-style-name="Standardskriftforavsnitt" style:family="text">
      <style:text-properties style:font-name="Consolas" style:font-name-asian="Times New Roman" style:font-name-complex="Courier New" fo:color="#FF0000" fo:font-size="10.5pt" style:font-size-asian="10.5pt" style:font-size-complex="10.5pt"/>
    </style:style>
    <style:style style:name="T44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41" style:parent-style-name="Standardskriftforavsnitt" style:family="text">
      <style:text-properties style:font-name="Consolas" style:font-name-asian="Times New Roman" style:font-name-complex="Courier New" fo:color="#0451A5" fo:font-size="10.5pt" style:font-size-asian="10.5pt" style:font-size-complex="10.5pt"/>
    </style:style>
    <style:style style:name="T44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4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444" style:parent-style-name="Normal" style:family="paragraph">
      <style:paragraph-properties fo:margin-bottom="0.0694in" fo:line-height="100%" fo:background-color="#FFFFFF"/>
      <style:text-properties style:font-name="Times New Roman" style:font-name-asian="Times New Roman" fo:font-weight="bold" style:font-weight-asian="bold" style:font-weight-complex="bold" fo:color="#393939" fo:font-size="18pt" style:font-size-asian="18pt" style:font-size-complex="18pt"/>
    </style:style>
    <style:style style:name="P445" style:parent-style-name="Normal" style:family="paragraph">
      <style:paragraph-properties fo:margin-bottom="0.0694in" fo:line-height="100%" fo:background-color="#FFFFFF"/>
    </style:style>
    <style:style style:name="T446" style:parent-style-name="Standardskriftforavsnitt" style:family="text">
      <style:text-properties style:font-name="Raleway" style:font-name-asian="Times New Roman" fo:color="#626262" fo:font-size="12pt" style:font-size-asian="12pt" style:font-size-complex="12pt"/>
    </style:style>
    <style:style style:name="T447" style:parent-style-name="Standardskriftforavsnitt" style:family="text">
      <style:text-properties style:font-name="Raleway" style:font-name-asian="Times New Roman" fo:color="#3984C6" fo:font-size="12pt" style:font-size-asian="12pt" style:font-size-complex="12pt"/>
    </style:style>
    <style:style style:name="T448" style:parent-style-name="Standardskriftforavsnitt" style:family="text">
      <style:text-properties style:font-name="Raleway" style:font-name-asian="Times New Roman" fo:color="#000000" fo:font-size="12pt" style:font-size-asian="12pt" style:font-size-complex="12pt"/>
    </style:style>
    <style:style style:name="P44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0"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45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53"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45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55"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45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5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45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60"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46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63"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46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65"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46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6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46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70"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47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73"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47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75"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47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7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47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80"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48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83"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48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85"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48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87"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48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8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91"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49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94"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49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496"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49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49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00"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50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03"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50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05"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50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07"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50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50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11"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51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51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51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16"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51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19"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52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21"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52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23"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52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52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52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28"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52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53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32"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P53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53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53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37"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53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40"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54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54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4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4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4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4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54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5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5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5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5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55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5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5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58"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P55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56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6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6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6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6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6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6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56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70"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57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72"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57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57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7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7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7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7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58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8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8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8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8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58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8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8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90"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P59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59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9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9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9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9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59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59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0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02"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60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04"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60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0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0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0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1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1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1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1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1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1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1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1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2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2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22"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P62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62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2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2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2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2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3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3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3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34"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63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36"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63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3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4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4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4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4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4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4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4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4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4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4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5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5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5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54"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P65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65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5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5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6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6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6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6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6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66"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66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68"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66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7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7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7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7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7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7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7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7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8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8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8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8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8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86"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P68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68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9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9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9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9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9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69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69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698"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69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00"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70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0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0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0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0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0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0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1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1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1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1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1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1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1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18"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P71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72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2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2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2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2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2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2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2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30"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73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32"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73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3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3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3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3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3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4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42"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4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4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4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4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4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4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50"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P75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75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5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5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5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5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5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5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6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62"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76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64"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76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6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6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6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7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7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7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74"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7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7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7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7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8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8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82"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P78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78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86"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8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88"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8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90" style:parent-style-name="Standardskriftforavsnitt" style:family="text">
      <style:text-properties style:font-name="Consolas" style:font-name-asian="Times New Roman" style:font-name-complex="Courier New" fo:color="#098658" fo:font-size="10.5pt" style:font-size-asian="10.5pt" style:font-size-complex="10.5pt"/>
    </style:style>
    <style:style style:name="T79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79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79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79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79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79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79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9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799"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80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02"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0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04"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0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06"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80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08"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10" style:parent-style-name="Standardskriftforavsnitt" style:family="text">
      <style:text-properties style:font-name="Consolas" style:font-name-asian="Times New Roman" style:font-name-complex="Courier New" fo:color="#0000FF" fo:font-size="10.5pt" style:font-size-asian="10.5pt" style:font-size-complex="10.5pt" fo:language="nb" fo:country="NO"/>
    </style:style>
    <style:style style:name="T811" style:parent-style-name="Standardskriftforavsnitt" style:family="text">
      <style:text-properties style:font-name="Consolas" style:font-name-asian="Times New Roman" style:font-name-complex="Courier New" fo:color="#000000" fo:font-size="10.5pt" style:font-size-asian="10.5pt" style:font-size-complex="10.5pt" fo:language="nb" fo:country="NO"/>
    </style:style>
    <style:style style:name="T812" style:parent-style-name="Standardskriftforavsnitt" style:family="text">
      <style:text-properties style:font-name="Consolas" style:font-name-asian="Times New Roman" style:font-name-complex="Courier New" fo:color="#0000FF" fo:font-size="10.5pt" style:font-size-asian="10.5pt" style:font-size-complex="10.5pt" fo:language="nb" fo:country="NO"/>
    </style:style>
    <style:style style:name="T813" style:parent-style-name="Standardskriftforavsnitt" style:family="text">
      <style:text-properties style:font-name="Consolas" style:font-name-asian="Times New Roman" style:font-name-complex="Courier New" fo:color="#000000" fo:font-size="10.5pt" style:font-size-asian="10.5pt" style:font-size-complex="10.5pt" fo:language="nb" fo:country="NO"/>
    </style:style>
    <style:style style:name="T814" style:parent-style-name="Standardskriftforavsnitt" style:family="text">
      <style:text-properties style:font-name="Consolas" style:font-name-asian="Times New Roman" style:font-name-complex="Courier New" fo:color="#098658" fo:font-size="10.5pt" style:font-size-asian="10.5pt" style:font-size-complex="10.5pt" fo:language="nb" fo:country="NO"/>
    </style:style>
    <style:style style:name="T815" style:parent-style-name="Standardskriftforavsnitt" style:family="text">
      <style:text-properties style:font-name="Consolas" style:font-name-asian="Times New Roman" style:font-name-complex="Courier New" fo:color="#000000" fo:font-size="10.5pt" style:font-size-asian="10.5pt" style:font-size-complex="10.5pt" fo:language="nb" fo:country="NO"/>
    </style:style>
    <style:style style:name="P81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7" style:parent-style-name="Standardskriftforavsnitt" style:family="text">
      <style:text-properties style:font-name="Consolas" style:font-name-asian="Times New Roman" style:font-name-complex="Courier New" fo:color="#000000" fo:font-size="10.5pt" style:font-size-asian="10.5pt" style:font-size-complex="10.5pt" fo:language="nb" fo:country="NO"/>
    </style:style>
    <style:style style:name="T818" style:parent-style-name="Standardskriftforavsnitt" style:family="text">
      <style:text-properties style:font-name="Consolas" style:font-name-asian="Times New Roman" style:font-name-complex="Courier New" fo:color="#A31515" fo:font-size="10.5pt" style:font-size-asian="10.5pt" style:font-size-complex="10.5pt" fo:language="nb" fo:country="NO"/>
    </style:style>
    <style:style style:name="T819" style:parent-style-name="Standardskriftforavsnitt" style:family="text">
      <style:text-properties style:font-name="Consolas" style:font-name-asian="Times New Roman" style:font-name-complex="Courier New" fo:color="#000000" fo:font-size="10.5pt" style:font-size-asian="10.5pt" style:font-size-complex="10.5pt" fo:language="nb" fo:country="NO"/>
    </style:style>
    <style:style style:name="P82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1" style:parent-style-name="Standardskriftforavsnitt" style:family="text">
      <style:text-properties style:font-name="Consolas" style:font-name-asian="Times New Roman" style:font-name-complex="Courier New" fo:color="#000000" fo:font-size="10.5pt" style:font-size-asian="10.5pt" style:font-size-complex="10.5pt" fo:language="nb" fo:country="NO"/>
    </style:style>
    <style:style style:name="T82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23"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2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2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27"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2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2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83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32"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3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34"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36"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3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38"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3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4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1"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42"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4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44"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45"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46"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7"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48"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49"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50"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85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852"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3"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54" style:parent-style-name="Standardskriftforavsnitt" style:family="text">
      <style:text-properties style:font-name="Consolas" style:font-name-asian="Times New Roman" style:font-name-complex="Courier New" fo:color="#008000" fo:font-size="10.5pt" style:font-size-asian="10.5pt" style:font-size-complex="10.5pt"/>
    </style:style>
    <style:style style:name="P85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57" style:parent-style-name="Standardskriftforavsnitt" style:family="text">
      <style:text-properties style:font-name="Consolas" style:font-name-asian="Times New Roman" style:font-name-complex="Courier New" fo:color="#0000FF" fo:font-size="10.5pt" style:font-size-asian="10.5pt" style:font-size-complex="10.5pt"/>
    </style:style>
    <style:style style:name="T85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5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61"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6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6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65"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6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6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69"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7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7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73"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7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7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77"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7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79"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81"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8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83"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85"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8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87"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89"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9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91"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9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93"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9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89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6"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97"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898"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899"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900"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901"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2"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T903" style:parent-style-name="Standardskriftforavsnitt" style:family="text">
      <style:text-properties style:font-name="Consolas" style:font-name-asian="Times New Roman" style:font-name-complex="Courier New" fo:color="#A31515" fo:font-size="10.5pt" style:font-size-asian="10.5pt" style:font-size-complex="10.5pt"/>
    </style:style>
    <style:style style:name="T904" style:parent-style-name="Standardskriftforavsnitt" style:family="text">
      <style:text-properties style:font-name="Consolas" style:font-name-asian="Times New Roman" style:font-name-complex="Courier New" fo:color="#000000" fo:font-size="10.5pt" style:font-size-asian="10.5pt" style:font-size-complex="10.5pt"/>
    </style:style>
    <style:style style:name="P905" style:parent-style-name="Normal" style:family="paragraph">
      <style:paragraph-properties fo:margin-bottom="0in" style:line-height-at-least="0.197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5pt" style:font-size-asian="10.5pt" style:font-size-complex="10.5pt"/>
    </style:style>
    <style:style style:name="P906" style:parent-style-name="Normal" style:family="paragraph">
      <style:paragraph-properties fo:margin-bottom="0.0694in" fo:line-height="100%" fo:background-color="#FFFFFF"/>
      <style:text-properties style:font-name="Times New Roman" style:font-name-asian="Times New Roman" fo:font-weight="bold" style:font-weight-asian="bold" style:font-weight-complex="bold" fo:color="#393939" fo:font-size="18pt" style:font-size-asian="18pt" style:font-size-complex="18pt"/>
    </style:style>
    <style:style style:name="P907" style:parent-style-name="Normal" style:family="paragraph">
      <style:paragraph-properties fo:margin-bottom="0.0694in" fo:line-height="100%" fo:background-color="#FFFFFF"/>
    </style:style>
    <style:style style:name="T908" style:parent-style-name="Standardskriftforavsnitt" style:family="text">
      <style:text-properties style:font-name="Raleway" style:font-name-asian="Times New Roman" fo:color="#000000" fo:font-size="12pt" style:font-size-asian="12pt" style:font-size-complex="12pt"/>
    </style:style>
    <style:style style:name="T909" style:parent-style-name="Standardskriftforavsnitt" style:family="text">
      <style:text-properties style:font-name="Raleway" style:font-name-asian="Times New Roman" fo:color="#626262" fo:font-size="12pt" style:font-size-asian="12pt" style:font-size-complex="12pt"/>
    </style:style>
    <style:style style:name="T910" style:parent-style-name="Standardskriftforavsnitt" style:family="text">
      <style:text-properties style:font-name="Raleway" style:font-name-asian="Times New Roman" fo:color="#CE0000" fo:font-size="12pt" style:font-size-asian="12pt" style:font-size-complex="12pt"/>
    </style:style>
    <style:style style:name="T911" style:parent-style-name="Standardskriftforavsnitt" style:family="text">
      <style:text-properties style:font-name="Raleway" style:font-name-asian="Times New Roman" fo:color="#626262" fo:font-size="12pt" style:font-size-asian="12pt" style:font-size-complex="12pt"/>
    </style:style>
    <style:style style:name="T912" style:parent-style-name="Standardskriftforavsnitt" style:family="text">
      <style:text-properties style:font-name="Raleway" style:font-name-asian="Times New Roman" fo:color="#000000" fo:font-size="12pt" style:font-size-asian="12pt" style:font-size-complex="12pt"/>
    </style:style>
  </office:automatic-styles>
  <office:body>
    <office:text text:use-soft-page-breaks="true">
      <text:p text:style-name="P1">Årsoppgave. Ting å ha med:</text:p>
      <text:p text:style-name="Normal">Scoreboard-DONE</text:p>
      <text:p text:style-name="Normal">Game history</text:p>
      <text:p text:style-name="Normal">Ai</text:p>
      <text:p text:style-name="Normal">Next level/ny runde</text:p>
      <text:p text:style-name="Normal">Choose Player name eller GO BY DEAFAULT NAME //X-O</text:p>
      <text:p text:style-name="P2">Add chattext</text:p>
      <text:p text:style-name="P3"/>
      <text:p text:style-name="P4">Brukestøtte:</text:p>
      <text:p text:style-name="P5">Forklare hvordan tre på rad fungerer. Altså hvordan man vinner, spiller og hvem sin tur det er.</text:p>
      <text:p text:style-name="P6">For å spille så må du trykke på en av ruterene også vil du se at det sier «Player O your turn» som betyr at det er spiller nr 2 sin tur. For å vinne så må du enten få tre X eller O på rad som eksempel: «bilde av 3 på rad» etter at noen har vunnet så vil du se at en av dere får poeng og det vil du se ved scoreboard «bilde av scoreboard poeng» hvis det blir uavgjort så trykker du på «reset».</text:p>
      <text:p text:style-name="P7">På toppen så kan du se at den sier at det er spiller X sin tur som betyr at du eller den andre spilleren kan legge på.</text:p>
      <text:p text:style-name="P8"/>
      <text:p text:style-name="P9">For å starte spillet trykk på en av rutene<text:s/>(du er spiller x)</text:p>
      <text:p text:style-name="P10">Nå ser du at den sier «Player O your turn» som betyr at den er spiller nr2 sin tur</text:p>
      <text:p text:style-name="P11">For å vinne må du ha 3 på rad, put X ved siden av den andre X</text:p>
      <text:p text:style-name="P12">Nå kan vi se at spiller 2 har bloka veien din til å vinne</text:p>
      <text:p text:style-name="P13">Spiller 2 holder på å vinne, put X i veien dem for å ungå å tape.</text:p>
      <text:p text:style-name="P14">Put X i midten for å vinne, DU VANT!!!</text:p>
      <text:p text:style-name="P15">Nå ser du nede på scoreboard at du fikk 1 poeng</text:p>
      <text:p text:style-name="P16">For å fortsette trykk på RESET</text:p>
      <text:p text:style-name="P17"/>
      <text:p text:style-name="P18"/>
      <text:p text:style-name="Normal">Welcome to Tic-Tac-Toe! You play as the X's and the computer is the O's. <text:s/>Select the square you want to put your X into by clicking them. You cannot occupy a square that is already occupied. The first player to get three squares in a row wins. Good Luck!!</text:p>
      <text:p text:style-name="Normal"/>
      <text:h text:style-name="P19" text:outline-level="2"><text:span text:style-name="T20">PREREQUISITE</text:span></text:h>
      <text:p text:style-name="P21"><text:span text:style-name="T22">The technologies used to create this game are</text:span></text:p>
      <text:list text:style-name="LFO1" text:continue-numbering="true">
        <text:list-item>
          <text:p text:style-name="P23"><text:span text:style-name="T24">HTML</text:span></text:p>
        </text:list-item>
        <text:list-item>
          <text:p text:style-name="P25"><text:span text:style-name="T26">CSS</text:span></text:p>
        </text:list-item>
        <text:list-item>
          <text:p text:style-name="P27"><text:span text:style-name="T28">JAVASCRIPT</text:span></text:p>
        </text:list-item>
      </text:list>
      <text:h text:style-name="P29" text:outline-level="2"><text:span text:style-name="T30">HTML</text:span></text:h>
      <text:p text:style-name="P31"><text:span text:style-name="T32">The </text:span><text:span text:style-name="T33">HTML</text:span><text:span text:style-name="T34"> code is pretty straight forward. A table with 3 rows and 3 columns is created, which has 9 different cells and each cell contains a div element (box). Also, there is a label on top of the table to indicate each player's turn, there is also a hidden label beneath the table that will display when there is a winner and finally there is a button beneath the label to reset the game.</text:span><text:span text:style-name="T35">  </text:span></text:p>
      <text:p text:style-name="P36"><text:span text:style-name="T37">&lt;div</text:span><text:span text:style-name="T38"> </text:span><text:span text:style-name="T39">class</text:span><text:span text:style-name="T40">=</text:span><text:span text:style-name="T41">"container-out"</text:span><text:span text:style-name="T42">&gt;</text:span></text:p>
      <text:p text:style-name="P43"><text:span text:style-name="T44">    </text:span><text:span text:style-name="T45">&lt;div</text:span><text:span text:style-name="T46"> </text:span><text:span text:style-name="T47">class</text:span><text:span text:style-name="T48">=</text:span><text:span text:style-name="T49">"container-in"</text:span><text:span text:style-name="T50">&gt;</text:span></text:p>
      <text:p text:style-name="P51"><text:span text:style-name="T52">    </text:span><text:span text:style-name="T53">&lt;div</text:span><text:span text:style-name="T54"> </text:span><text:span text:style-name="T55">class</text:span><text:span text:style-name="T56">=</text:span><text:span text:style-name="T57">"table-container"</text:span><text:span text:style-name="T58">&gt;</text:span></text:p>
      <text:p text:style-name="P59"><text:span text:style-name="T60">        </text:span><text:span text:style-name="T61">&lt;p&gt;</text:span><text:span text:style-name="T62">Player </text:span><text:span text:style-name="T63">&lt;span</text:span><text:span text:style-name="T64"> </text:span><text:span text:style-name="T65">id</text:span><text:span text:style-name="T66">=</text:span><text:span text:style-name="T67">"player"</text:span><text:span text:style-name="T68">&gt;</text:span><text:span text:style-name="T69">X</text:span><text:span text:style-name="T70">&lt;/span&gt;</text:span><text:span text:style-name="T71"> your turn</text:span><text:span text:style-name="T72">&lt;/p&gt;</text:span></text:p>
      <text:p text:style-name="P73"><text:span text:style-name="T74">        </text:span><text:span text:style-name="T75">&lt;table</text:span><text:span text:style-name="T76"> </text:span><text:span text:style-name="T77">align</text:span><text:span text:style-name="T78">=</text:span><text:span text:style-name="T79">"center"</text:span><text:span text:style-name="T80">&gt;</text:span></text:p>
      <text:p text:style-name="P81"><text:span text:style-name="T82">        </text:span><text:span text:style-name="T83">&lt;tr&gt;</text:span></text:p>
      <text:p text:style-name="P84"><text:span text:style-name="T85">            </text:span><text:span text:style-name="T86">&lt;td&gt;&lt;div</text:span><text:span text:style-name="T87"> </text:span><text:span text:style-name="T88">class</text:span><text:span text:style-name="T89">=</text:span><text:span text:style-name="T90">"box"</text:span><text:span text:style-name="T91">&gt;&lt;/div&gt;&lt;/td&gt;</text:span></text:p>
      <text:p text:style-name="P92"><text:span text:style-name="T93">            </text:span><text:span text:style-name="T94">&lt;td&gt;&lt;div</text:span><text:span text:style-name="T95"> </text:span><text:span text:style-name="T96">class</text:span><text:span text:style-name="T97">=</text:span><text:span text:style-name="T98">"box"</text:span><text:span text:style-name="T99">&gt;&lt;/div&gt;&lt;/td&gt;</text:span></text:p>
      <text:p text:style-name="P100"><text:span text:style-name="T101">            </text:span><text:span text:style-name="T102">&lt;td&gt;&lt;div</text:span><text:span text:style-name="T103"> </text:span><text:span text:style-name="T104">class</text:span><text:span text:style-name="T105">=</text:span><text:span text:style-name="T106">"box"</text:span><text:span text:style-name="T107">&gt;&lt;/div&gt;&lt;/td&gt;</text:span></text:p>
      <text:p text:style-name="P108"><text:span text:style-name="T109">        </text:span><text:span text:style-name="T110">&lt;/tr&gt;</text:span></text:p>
      <text:p text:style-name="P111"><text:span text:style-name="T112">        </text:span><text:span text:style-name="T113">&lt;tr&gt;</text:span></text:p>
      <text:p text:style-name="P114"><text:span text:style-name="T115">            </text:span><text:span text:style-name="T116">&lt;td&gt;&lt;div</text:span><text:span text:style-name="T117"> </text:span><text:span text:style-name="T118">class</text:span><text:span text:style-name="T119">=</text:span><text:span text:style-name="T120">"box"</text:span><text:span text:style-name="T121">&gt;&lt;/div&gt;&lt;/td&gt;</text:span></text:p>
      <text:p text:style-name="P122"><text:span text:style-name="T123">            </text:span><text:span text:style-name="T124">&lt;td&gt;&lt;div</text:span><text:span text:style-name="T125"> </text:span><text:span text:style-name="T126">class</text:span><text:span text:style-name="T127">=</text:span><text:span text:style-name="T128">"box"</text:span><text:span text:style-name="T129">&gt;&lt;/div&gt;&lt;/td&gt;</text:span></text:p>
      <text:p text:style-name="P130"><text:span text:style-name="T131">            </text:span><text:span text:style-name="T132">&lt;td&gt;&lt;div</text:span><text:span text:style-name="T133"> </text:span><text:span text:style-name="T134">class</text:span><text:span text:style-name="T135">=</text:span><text:span text:style-name="T136">"box"</text:span><text:span text:style-name="T137">&gt;&lt;/div&gt;&lt;/td&gt;</text:span></text:p>
      <text:p text:style-name="P138"><text:span text:style-name="T139">        </text:span><text:span text:style-name="T140">&lt;/tr&gt;</text:span></text:p>
      <text:p text:style-name="P141"><text:span text:style-name="T142">        </text:span><text:span text:style-name="T143">&lt;tr&gt;</text:span></text:p>
      <text:p text:style-name="P144"><text:span text:style-name="T145">            </text:span><text:span text:style-name="T146">&lt;td&gt;&lt;div</text:span><text:span text:style-name="T147"> </text:span><text:span text:style-name="T148">class</text:span><text:span text:style-name="T149">=</text:span><text:span text:style-name="T150">"box"</text:span><text:span text:style-name="T151">&gt;&lt;/div&gt;&lt;/td&gt;</text:span></text:p>
      <text:p text:style-name="P152"><text:span text:style-name="T153">            </text:span><text:span text:style-name="T154">&lt;td&gt;&lt;div</text:span><text:span text:style-name="T155"> </text:span><text:span text:style-name="T156">class</text:span><text:span text:style-name="T157">=</text:span><text:span text:style-name="T158">"box"</text:span><text:span text:style-name="T159">&gt;&lt;/div&gt;&lt;/td&gt;</text:span></text:p>
      <text:p text:style-name="P160"><text:span text:style-name="T161">            </text:span><text:span text:style-name="T162">&lt;td&gt;&lt;div</text:span><text:span text:style-name="T163"> </text:span><text:span text:style-name="T164">class</text:span><text:span text:style-name="T165">=</text:span><text:span text:style-name="T166">"box"</text:span><text:span text:style-name="T167">&gt;&lt;/div&gt;&lt;/td&gt;</text:span></text:p>
      <text:p text:style-name="P168"><text:span text:style-name="T169">        </text:span><text:span text:style-name="T170">&lt;/tr&gt;</text:span></text:p>
      <text:p text:style-name="P171"><text:span text:style-name="T172">        </text:span><text:span text:style-name="T173">&lt;/table&gt;</text:span></text:p>
      <text:p text:style-name="P174"/>
      <text:p text:style-name="P175"><text:span text:style-name="T176">        </text:span><text:span text:style-name="T177">&lt;h2</text:span><text:span text:style-name="T178"> </text:span><text:span text:style-name="T179">id</text:span><text:span text:style-name="T180">=</text:span><text:span text:style-name="T181">"message"</text:span><text:span text:style-name="T182">&gt;</text:span><text:span text:style-name="T183">Player </text:span><text:span text:style-name="T184">&lt;span</text:span><text:span text:style-name="T185"> </text:span><text:span text:style-name="T186">id</text:span><text:span text:style-name="T187">=</text:span><text:span text:style-name="T188">"winner"</text:span><text:span text:style-name="T189">&gt;&lt;/span&gt;</text:span><text:span text:style-name="T190"> Wins</text:span><text:span text:style-name="T191">&lt;/h2&gt;</text:span></text:p>
      <text:p text:style-name="P192"><text:span text:style-name="T193">        </text:span><text:span text:style-name="T194">&lt;button</text:span><text:span text:style-name="T195"> </text:span><text:span text:style-name="T196">id</text:span><text:span text:style-name="T197">=</text:span><text:span text:style-name="T198">"reset"</text:span><text:span text:style-name="T199">&gt;</text:span><text:span text:style-name="T200">Reset</text:span><text:span text:style-name="T201">&lt;/button&gt;</text:span></text:p>
      <text:p text:style-name="P202"><text:span text:style-name="T203">    </text:span><text:span text:style-name="T204">&lt;/div&gt;</text:span></text:p>
      <text:p text:style-name="P205"><text:span text:style-name="T206">    </text:span><text:span text:style-name="T207">&lt;/div&gt;</text:span></text:p>
      <text:p text:style-name="P208"><text:span text:style-name="T209">&lt;/div&gt;</text:span></text:p>
      <text:h text:style-name="P210" text:outline-level="2">CSS</text:h>
      <text:p text:style-name="P211"><text:span text:style-name="T212">Styling the elements</text:span></text:p>
      <text:p text:style-name="P213"><text:span text:style-name="T214">.container-out</text:span><text:span text:style-name="T215"> {</text:span></text:p>
      <text:p text:style-name="P216"><text:span text:style-name="T217">        </text:span><text:span text:style-name="T218">font-family</text:span><text:span text:style-name="T219">: </text:span><text:span text:style-name="T220">"Fira Sans"</text:span><text:span text:style-name="T221">, </text:span><text:span text:style-name="T222">sans-serif</text:span><text:span text:style-name="T223">;</text:span></text:p>
      <text:p text:style-name="P224"><text:span text:style-name="T225">        </text:span><text:span text:style-name="T226">padding</text:span><text:span text:style-name="T227">: </text:span><text:span text:style-name="T228">15px</text:span><text:span text:style-name="T229"> </text:span><text:span text:style-name="T230">0</text:span><text:span text:style-name="T231">;</text:span></text:p>
      <text:p text:style-name="P232">      }</text:p>
      <text:p text:style-name="P233"/>
      <text:p text:style-name="P234"><text:span text:style-name="T235">      </text:span><text:span text:style-name="T236">.container-in</text:span><text:span text:style-name="T237"> {</text:span></text:p>
      <text:p text:style-name="P238"><text:span text:style-name="T239">        </text:span><text:span text:style-name="T240">width</text:span><text:span text:style-name="T241">: </text:span><text:span text:style-name="T242">97%</text:span><text:span text:style-name="T243">;</text:span></text:p>
      <text:p text:style-name="P244"><text:span text:style-name="T245">        </text:span><text:span text:style-name="T246">margin</text:span><text:span text:style-name="T247">: </text:span><text:span text:style-name="T248">0</text:span><text:span text:style-name="T249"> </text:span><text:span text:style-name="T250">auto</text:span><text:span text:style-name="T251">;</text:span></text:p>
      <text:p text:style-name="P252">      }</text:p>
      <text:p text:style-name="P253"><text:span text:style-name="T254">      </text:span><text:span text:style-name="T255">.table-container</text:span><text:span text:style-name="T256"> {</text:span></text:p>
      <text:p text:style-name="P257"><text:span text:style-name="T258">        </text:span><text:span text:style-name="T259">margin</text:span><text:span text:style-name="T260">: </text:span><text:span text:style-name="T261">10</text:span><text:span text:style-name="T262"> </text:span><text:span text:style-name="T263">auto</text:span><text:span text:style-name="T264">;</text:span></text:p>
      <text:p text:style-name="P265"><text:span text:style-name="T266">        </text:span><text:span text:style-name="T267">text-align</text:span><text:span text:style-name="T268">: </text:span><text:span text:style-name="T269">center</text:span><text:span text:style-name="T270">;</text:span></text:p>
      <text:p text:style-name="P271">      }</text:p>
      <text:p text:style-name="P272"/>
      <text:p text:style-name="P273"><text:span text:style-name="T274">      </text:span><text:span text:style-name="T275">.box</text:span><text:span text:style-name="T276"> {</text:span></text:p>
      <text:p text:style-name="P277"><text:span text:style-name="T278">        </text:span><text:span text:style-name="T279">min-width</text:span><text:span text:style-name="T280">: </text:span><text:span text:style-name="T281">70px</text:span><text:span text:style-name="T282">;</text:span></text:p>
      <text:p text:style-name="P283"><text:span text:style-name="T284">        </text:span><text:span text:style-name="T285">min-height</text:span><text:span text:style-name="T286">: </text:span><text:span text:style-name="T287">70px</text:span><text:span text:style-name="T288">;</text:span></text:p>
      <text:p text:style-name="P289"><text:span text:style-name="T290">        </text:span><text:span text:style-name="T291">background</text:span><text:span text:style-name="T292">: </text:span><text:span text:style-name="T293">#dee9ec</text:span><text:span text:style-name="T294">;</text:span></text:p>
      <text:p text:style-name="P295"><text:span text:style-name="T296">        </text:span><text:span text:style-name="T297">text-align</text:span><text:span text:style-name="T298">: </text:span><text:span text:style-name="T299">center</text:span><text:span text:style-name="T300">;</text:span></text:p>
      <text:p text:style-name="P301"><text:span text:style-name="T302">        </text:span><text:span text:style-name="T303">vertical-align</text:span><text:span text:style-name="T304">: </text:span><text:span text:style-name="T305">center</text:span><text:span text:style-name="T306">;</text:span></text:p>
      <text:p text:style-name="P307"><text:span text:style-name="T308">        </text:span><text:span text:style-name="T309">font-size</text:span><text:span text:style-name="T310">: </text:span><text:span text:style-name="T311">50px</text:span><text:span text:style-name="T312">;</text:span></text:p>
      <text:p text:style-name="P313"><text:span text:style-name="T314">        </text:span><text:span text:style-name="T315">font-weight</text:span><text:span text:style-name="T316">: </text:span><text:span text:style-name="T317">900</text:span><text:span text:style-name="T318">;</text:span></text:p>
      <text:p text:style-name="P319"><text:span text:style-name="T320">        </text:span><text:span text:style-name="T321">cursor</text:span><text:span text:style-name="T322">: </text:span><text:span text:style-name="T323">pointer</text:span><text:span text:style-name="T324">;</text:span></text:p>
      <text:p text:style-name="P325">      }</text:p>
      <text:p text:style-name="P326"/>
      <text:p text:style-name="P327"><text:span text:style-name="T328">      </text:span><text:span text:style-name="T329">.box:hover</text:span><text:span text:style-name="T330"> {</text:span></text:p>
      <text:p text:style-name="P331"><text:span text:style-name="T332">        </text:span><text:span text:style-name="T333">opacity</text:span><text:span text:style-name="T334">: </text:span><text:span text:style-name="T335">0.7</text:span><text:span text:style-name="T336">;</text:span></text:p>
      <text:p text:style-name="P337">      }</text:p>
      <text:p text:style-name="P338"/>
      <text:p text:style-name="P339"><text:span text:style-name="T340">      </text:span><text:span text:style-name="T341">.table-container</text:span><text:span text:style-name="T342"> </text:span><text:span text:style-name="T343">h2</text:span><text:span text:style-name="T344"> {</text:span></text:p>
      <text:p text:style-name="P345"><text:span text:style-name="T346">        </text:span><text:span text:style-name="T347">color</text:span><text:span text:style-name="T348">: </text:span><text:span text:style-name="T349">#0d8b70</text:span><text:span text:style-name="T350">;</text:span></text:p>
      <text:p text:style-name="P351"><text:span text:style-name="T352">        </text:span><text:span text:style-name="T353">display</text:span><text:span text:style-name="T354">: </text:span><text:span text:style-name="T355">none</text:span><text:span text:style-name="T356">;</text:span></text:p>
      <text:p text:style-name="P357">      }</text:p>
      <text:p text:style-name="P358"/>
      <text:p text:style-name="P359"><text:span text:style-name="T360">      </text:span><text:span text:style-name="T361">.table-container</text:span><text:span text:style-name="T362"> </text:span><text:span text:style-name="T363">button</text:span><text:span text:style-name="T364"> {</text:span></text:p>
      <text:p text:style-name="P365"><text:span text:style-name="T366">        </text:span><text:span text:style-name="T367">border</text:span><text:span text:style-name="T368">: </text:span><text:span text:style-name="T369">none</text:span><text:span text:style-name="T370">;</text:span></text:p>
      <text:p text:style-name="P371"><text:span text:style-name="T372">        </text:span><text:span text:style-name="T373">background</text:span><text:span text:style-name="T374">: </text:span><text:span text:style-name="T375">#13838b</text:span><text:span text:style-name="T376">;</text:span></text:p>
      <text:p text:style-name="P377"><text:span text:style-name="T378">        </text:span><text:span text:style-name="T379">color</text:span><text:span text:style-name="T380">: </text:span><text:span text:style-name="T381">white</text:span><text:span text:style-name="T382">;</text:span></text:p>
      <text:p text:style-name="P383"><text:span text:style-name="T384">        </text:span><text:span text:style-name="T385">border-radius</text:span><text:span text:style-name="T386">: </text:span><text:span text:style-name="T387">3px</text:span><text:span text:style-name="T388">;</text:span></text:p>
      <text:p text:style-name="P389"><text:span text:style-name="T390">        </text:span><text:span text:style-name="T391">padding</text:span><text:span text:style-name="T392">: </text:span><text:span text:style-name="T393">5px</text:span><text:span text:style-name="T394"> </text:span><text:span text:style-name="T395">7px</text:span><text:span text:style-name="T396">;</text:span></text:p>
      <text:p text:style-name="P397"><text:span text:style-name="T398">        </text:span><text:span text:style-name="T399">font-size</text:span><text:span text:style-name="T400">: </text:span><text:span text:style-name="T401">18px</text:span><text:span text:style-name="T402">;</text:span></text:p>
      <text:p text:style-name="P403"><text:span text:style-name="T404">        </text:span><text:span text:style-name="T405">cursor</text:span><text:span text:style-name="T406">: </text:span><text:span text:style-name="T407">pointer</text:span><text:span text:style-name="T408">;</text:span></text:p>
      <text:p text:style-name="P409"><text:span text:style-name="T410">        </text:span><text:span text:style-name="T411">margin</text:span><text:span text:style-name="T412">: </text:span><text:span text:style-name="T413">15px</text:span><text:span text:style-name="T414">;</text:span></text:p>
      <text:p text:style-name="P415">      }</text:p>
      <text:p text:style-name="P416"/>
      <text:p text:style-name="P417"><text:span text:style-name="T418">      </text:span><text:span text:style-name="T419">.table-container</text:span><text:span text:style-name="T420"> </text:span><text:span text:style-name="T421">button:hover</text:span><text:span text:style-name="T422"> {</text:span></text:p>
      <text:p text:style-name="P423"><text:span text:style-name="T424">        </text:span><text:span text:style-name="T425">opacity</text:span><text:span text:style-name="T426">: </text:span><text:span text:style-name="T427">0.7</text:span><text:span text:style-name="T428">;</text:span></text:p>
      <text:p text:style-name="P429">      }</text:p>
      <text:p text:style-name="P430"/>
      <text:p text:style-name="P431"><text:span text:style-name="T432">      </text:span><text:span text:style-name="T433">.table-container</text:span><text:span text:style-name="T434"> </text:span><text:span text:style-name="T435">button:focus</text:span><text:span text:style-name="T436"> {</text:span></text:p>
      <text:p text:style-name="P437"><text:span text:style-name="T438">        </text:span><text:span text:style-name="T439">outline</text:span><text:span text:style-name="T440">: </text:span><text:span text:style-name="T441">none</text:span><text:span text:style-name="T442">;</text:span></text:p>
      <text:p text:style-name="P443">      }</text:p>
      <text:h text:style-name="P444" text:outline-level="2">JAVASCRIPT</text:h>
      <text:p text:style-name="P445"><text:span text:style-name="T446">The </text:span><text:span text:style-name="T447">JavaScript </text:span><text:span text:style-name="T448">code is responsible for coordinating the game. The current user and game status are stored as variables.  All the div elements in the 9 boxes are stored in an array and a click listener is applied to all the div elements. There is also a click listener on the reset button, if clicked, the whole game starts afresh. The showWinner() function checks for matching x's or o's and declares the winner.  </text:span></text:p>
      <text:p text:style-name="P449"><text:span text:style-name="T450">//stores player turns</text:span></text:p>
      <text:p text:style-name="P451"><text:span text:style-name="T452">      </text:span><text:span text:style-name="T453">let</text:span><text:span text:style-name="T454"> currentPlayer = </text:span><text:span text:style-name="T455">"x"</text:span><text:span text:style-name="T456">;</text:span></text:p>
      <text:p text:style-name="P457"/>
      <text:p text:style-name="P458"><text:span text:style-name="T459">      </text:span><text:span text:style-name="T460">//stores the status of the game, whether its over or still in play</text:span></text:p>
      <text:p text:style-name="P461"><text:span text:style-name="T462">      </text:span><text:span text:style-name="T463">let</text:span><text:span text:style-name="T464"> gameStatus = </text:span><text:span text:style-name="T465">"Game On"</text:span><text:span text:style-name="T466">;</text:span></text:p>
      <text:p text:style-name="P467"/>
      <text:p text:style-name="P468"><text:span text:style-name="T469">      </text:span><text:span text:style-name="T470">//Gets all Boxes elements</text:span></text:p>
      <text:p text:style-name="P471"><text:span text:style-name="T472">      </text:span><text:span text:style-name="T473">const</text:span><text:span text:style-name="T474"> boxes = document.getElementsByClassName(</text:span><text:span text:style-name="T475">"box"</text:span><text:span text:style-name="T476">);</text:span></text:p>
      <text:p text:style-name="P477"/>
      <text:p text:style-name="P478"><text:span text:style-name="T479">      </text:span><text:span text:style-name="T480">//loops through all the elements</text:span></text:p>
      <text:p text:style-name="P481"><text:span text:style-name="T482">      </text:span><text:span text:style-name="T483">for</text:span><text:span text:style-name="T484"> (</text:span><text:span text:style-name="T485">let</text:span><text:span text:style-name="T486"> i = </text:span><text:span text:style-name="T487">0</text:span><text:span text:style-name="T488">; i &lt; boxes.length; i++) {</text:span></text:p>
      <text:p text:style-name="P489"><text:span text:style-name="T490">        </text:span><text:span text:style-name="T491">//adds event listener to each box;</text:span></text:p>
      <text:p text:style-name="P492"><text:span text:style-name="T493">        boxes[i].addEventListener(</text:span><text:span text:style-name="T494">"click"</text:span><text:span text:style-name="T495">, </text:span><text:span text:style-name="T496">function</text:span><text:span text:style-name="T497">() {</text:span></text:p>
      <text:p text:style-name="P498"><text:span text:style-name="T499">          </text:span><text:span text:style-name="T500">//checks if the box has an x or an o in it and also checks if the game is still on</text:span></text:p>
      <text:p text:style-name="P501"><text:span text:style-name="T502">          </text:span><text:span text:style-name="T503">if</text:span><text:span text:style-name="T504"> (boxes[i].innerHTML.trim() == </text:span><text:span text:style-name="T505">""</text:span><text:span text:style-name="T506"> &amp;&amp; gameStatus == </text:span><text:span text:style-name="T507">"Game On"</text:span><text:span text:style-name="T508">) {</text:span></text:p>
      <text:p text:style-name="P509"><text:span text:style-name="T510">            </text:span><text:span text:style-name="T511">//adds x or o for the current play in their choosen box</text:span></text:p>
      <text:p text:style-name="P512">            boxes[i].innerHTML = currentPlayer;</text:p>
      <text:p text:style-name="P513"/>
      <text:p text:style-name="P514"><text:span text:style-name="T515">            </text:span><text:span text:style-name="T516">//changes player turns</text:span></text:p>
      <text:p text:style-name="P517"><text:span text:style-name="T518">            currentPlayer = currentPlayer == </text:span><text:span text:style-name="T519">"x"</text:span><text:span text:style-name="T520"> ? </text:span><text:span text:style-name="T521">"o"</text:span><text:span text:style-name="T522"> : </text:span><text:span text:style-name="T523">"x"</text:span><text:span text:style-name="T524">;</text:span></text:p>
      <text:p text:style-name="P525"/>
      <text:p text:style-name="P526"><text:span text:style-name="T527">            </text:span><text:span text:style-name="T528">//changes player's turn label on top of the game</text:span></text:p>
      <text:p text:style-name="P529">            document.getElementById(</text:p>
      <text:p text:style-name="P530"><text:span text:style-name="T531">              </text:span><text:span text:style-name="T532">"player"</text:span></text:p>
      <text:p text:style-name="P533">            ).innerHTML = currentPlayer.toUpperCase();</text:p>
      <text:p text:style-name="P534"/>
      <text:p text:style-name="P535"><text:span text:style-name="T536">            </text:span><text:span text:style-name="T537">//checks 3 matching x's or o's</text:span></text:p>
      <text:p text:style-name="P538"><text:span text:style-name="T539">            </text:span><text:span text:style-name="T540">if</text:span><text:span text:style-name="T541"> (</text:span></text:p>
      <text:p text:style-name="P542"><text:span text:style-name="T543">              boxes[</text:span><text:span text:style-name="T544">0</text:span><text:span text:style-name="T545">].innerHTML == boxes[</text:span><text:span text:style-name="T546">1</text:span><text:span text:style-name="T547">].innerHTML &amp;&amp;</text:span></text:p>
      <text:p text:style-name="P548"><text:span text:style-name="T549">              boxes[</text:span><text:span text:style-name="T550">1</text:span><text:span text:style-name="T551">].innerHTML == boxes[</text:span><text:span text:style-name="T552">2</text:span><text:span text:style-name="T553">].innerHTML &amp;&amp;</text:span></text:p>
      <text:p text:style-name="P554"><text:span text:style-name="T555">              boxes[</text:span><text:span text:style-name="T556">0</text:span><text:span text:style-name="T557">].innerHTML.trim() != </text:span><text:span text:style-name="T558">""</text:span></text:p>
      <text:p text:style-name="P559">            ) {</text:p>
      <text:p text:style-name="P560"><text:span text:style-name="T561">              showWinner(</text:span><text:span text:style-name="T562">0</text:span><text:span text:style-name="T563">, </text:span><text:span text:style-name="T564">1</text:span><text:span text:style-name="T565">, </text:span><text:span text:style-name="T566">2</text:span><text:span text:style-name="T567">);</text:span></text:p>
      <text:p text:style-name="P568"><text:span text:style-name="T569">            } </text:span><text:span text:style-name="T570">else</text:span><text:span text:style-name="T571"> </text:span><text:span text:style-name="T572">if</text:span><text:span text:style-name="T573"> (</text:span></text:p>
      <text:p text:style-name="P574"><text:span text:style-name="T575">              boxes[</text:span><text:span text:style-name="T576">3</text:span><text:span text:style-name="T577">].innerHTML == boxes[</text:span><text:span text:style-name="T578">4</text:span><text:span text:style-name="T579">].innerHTML &amp;&amp;</text:span></text:p>
      <text:p text:style-name="P580"><text:span text:style-name="T581">              boxes[</text:span><text:span text:style-name="T582">4</text:span><text:span text:style-name="T583">].innerHTML == boxes[</text:span><text:span text:style-name="T584">5</text:span><text:span text:style-name="T585">].innerHTML &amp;&amp;</text:span></text:p>
      <text:p text:style-name="P586"><text:span text:style-name="T587">              boxes[</text:span><text:span text:style-name="T588">3</text:span><text:span text:style-name="T589">].innerHTML.trim() != </text:span><text:span text:style-name="T590">""</text:span></text:p>
      <text:p text:style-name="P591">            ) {</text:p>
      <text:p text:style-name="P592"><text:span text:style-name="T593">              showWinner(</text:span><text:span text:style-name="T594">3</text:span><text:span text:style-name="T595">, </text:span><text:span text:style-name="T596">4</text:span><text:span text:style-name="T597">, </text:span><text:span text:style-name="T598">5</text:span><text:span text:style-name="T599">);</text:span></text:p>
      <text:p text:style-name="P600"><text:span text:style-name="T601">            } </text:span><text:span text:style-name="T602">else</text:span><text:span text:style-name="T603"> </text:span><text:span text:style-name="T604">if</text:span><text:span text:style-name="T605"> (</text:span></text:p>
      <text:p text:style-name="P606"><text:span text:style-name="T607">              boxes[</text:span><text:span text:style-name="T608">6</text:span><text:span text:style-name="T609">].innerHTML == boxes[</text:span><text:span text:style-name="T610">7</text:span><text:span text:style-name="T611">].innerHTML &amp;&amp;</text:span></text:p>
      <text:p text:style-name="P612"><text:span text:style-name="T613">              boxes[</text:span><text:span text:style-name="T614">7</text:span><text:span text:style-name="T615">].innerHTML == boxes[</text:span><text:span text:style-name="T616">8</text:span><text:span text:style-name="T617">].innerHTML &amp;&amp;</text:span></text:p>
      <text:p text:style-name="P618"><text:span text:style-name="T619">              boxes[</text:span><text:span text:style-name="T620">6</text:span><text:span text:style-name="T621">].innerHTML.trim() != </text:span><text:span text:style-name="T622">""</text:span></text:p>
      <text:p text:style-name="P623">            ) {</text:p>
      <text:p text:style-name="P624"><text:span text:style-name="T625">              showWinner(</text:span><text:span text:style-name="T626">6</text:span><text:span text:style-name="T627">, </text:span><text:span text:style-name="T628">7</text:span><text:span text:style-name="T629">, </text:span><text:span text:style-name="T630">8</text:span><text:span text:style-name="T631">);</text:span></text:p>
      <text:p text:style-name="P632"><text:span text:style-name="T633">            } </text:span><text:span text:style-name="T634">else</text:span><text:span text:style-name="T635"> </text:span><text:span text:style-name="T636">if</text:span><text:span text:style-name="T637"> (</text:span></text:p>
      <text:p text:style-name="P638"><text:span text:style-name="T639">              boxes[</text:span><text:span text:style-name="T640">0</text:span><text:span text:style-name="T641">].innerHTML == boxes[</text:span><text:span text:style-name="T642">3</text:span><text:span text:style-name="T643">].innerHTML &amp;&amp;</text:span></text:p>
      <text:p text:style-name="P644"><text:span text:style-name="T645">              boxes[</text:span><text:span text:style-name="T646">3</text:span><text:span text:style-name="T647">].innerHTML == boxes[</text:span><text:span text:style-name="T648">6</text:span><text:span text:style-name="T649">].innerHTML &amp;&amp;</text:span></text:p>
      <text:p text:style-name="P650"><text:span text:style-name="T651">              boxes[</text:span><text:span text:style-name="T652">0</text:span><text:span text:style-name="T653">].innerHTML.trim() != </text:span><text:span text:style-name="T654">""</text:span></text:p>
      <text:p text:style-name="P655">            ) {</text:p>
      <text:p text:style-name="P656"><text:span text:style-name="T657">              showWinner(</text:span><text:span text:style-name="T658">0</text:span><text:span text:style-name="T659">, </text:span><text:span text:style-name="T660">3</text:span><text:span text:style-name="T661">, </text:span><text:span text:style-name="T662">6</text:span><text:span text:style-name="T663">);</text:span></text:p>
      <text:p text:style-name="P664"><text:span text:style-name="T665">            } </text:span><text:span text:style-name="T666">else</text:span><text:span text:style-name="T667"> </text:span><text:span text:style-name="T668">if</text:span><text:span text:style-name="T669"> (</text:span></text:p>
      <text:p text:style-name="P670"><text:span text:style-name="T671">              boxes[</text:span><text:span text:style-name="T672">1</text:span><text:span text:style-name="T673">].innerHTML == boxes[</text:span><text:span text:style-name="T674">4</text:span><text:span text:style-name="T675">].innerHTML &amp;&amp;</text:span></text:p>
      <text:p text:style-name="P676"><text:span text:style-name="T677">              boxes[</text:span><text:span text:style-name="T678">4</text:span><text:span text:style-name="T679">].innerHTML == boxes[</text:span><text:span text:style-name="T680">7</text:span><text:span text:style-name="T681">].innerHTML &amp;&amp;</text:span></text:p>
      <text:p text:style-name="P682"><text:span text:style-name="T683">              boxes[</text:span><text:span text:style-name="T684">1</text:span><text:span text:style-name="T685">].innerHTML.trim() != </text:span><text:span text:style-name="T686">""</text:span></text:p>
      <text:p text:style-name="P687">            ) {</text:p>
      <text:p text:style-name="P688"><text:span text:style-name="T689">              showWinner(</text:span><text:span text:style-name="T690">1</text:span><text:span text:style-name="T691">, </text:span><text:span text:style-name="T692">4</text:span><text:span text:style-name="T693">, </text:span><text:span text:style-name="T694">7</text:span><text:span text:style-name="T695">);</text:span></text:p>
      <text:p text:style-name="P696"><text:span text:style-name="T697">            } </text:span><text:span text:style-name="T698">else</text:span><text:span text:style-name="T699"> </text:span><text:span text:style-name="T700">if</text:span><text:span text:style-name="T701"> (</text:span></text:p>
      <text:p text:style-name="P702"><text:span text:style-name="T703">              boxes[</text:span><text:span text:style-name="T704">2</text:span><text:span text:style-name="T705">].innerHTML == boxes[</text:span><text:span text:style-name="T706">5</text:span><text:span text:style-name="T707">].innerHTML &amp;&amp;</text:span></text:p>
      <text:p text:style-name="P708"><text:span text:style-name="T709">              boxes[</text:span><text:span text:style-name="T710">5</text:span><text:span text:style-name="T711">].innerHTML == boxes[</text:span><text:span text:style-name="T712">8</text:span><text:span text:style-name="T713">].innerHTML &amp;&amp;</text:span></text:p>
      <text:p text:style-name="P714"><text:span text:style-name="T715">              boxes[</text:span><text:span text:style-name="T716">2</text:span><text:span text:style-name="T717">].innerHTML.trim() != </text:span><text:span text:style-name="T718">""</text:span></text:p>
      <text:p text:style-name="P719">            ) {</text:p>
      <text:p text:style-name="P720"><text:span text:style-name="T721">              showWinner(</text:span><text:span text:style-name="T722">2</text:span><text:span text:style-name="T723">, </text:span><text:span text:style-name="T724">5</text:span><text:span text:style-name="T725">, </text:span><text:span text:style-name="T726">8</text:span><text:span text:style-name="T727">);</text:span></text:p>
      <text:p text:style-name="P728"><text:span text:style-name="T729">            } </text:span><text:span text:style-name="T730">else</text:span><text:span text:style-name="T731"> </text:span><text:span text:style-name="T732">if</text:span><text:span text:style-name="T733"> (</text:span></text:p>
      <text:p text:style-name="P734"><text:span text:style-name="T735">              boxes[</text:span><text:span text:style-name="T736">0</text:span><text:span text:style-name="T737">].innerHTML == boxes[</text:span><text:span text:style-name="T738">4</text:span><text:span text:style-name="T739">].innerHTML &amp;&amp;</text:span></text:p>
      <text:p text:style-name="P740"><text:span text:style-name="T741">              boxes[</text:span><text:span text:style-name="T742">4</text:span><text:span text:style-name="T743">].innerHTML == boxes[</text:span><text:span text:style-name="T744">8</text:span><text:span text:style-name="T745">].innerHTML &amp;&amp;</text:span></text:p>
      <text:p text:style-name="P746"><text:span text:style-name="T747">              boxes[</text:span><text:span text:style-name="T748">0</text:span><text:span text:style-name="T749">].innerHTML.trim() != </text:span><text:span text:style-name="T750">""</text:span></text:p>
      <text:p text:style-name="P751">            ) {</text:p>
      <text:p text:style-name="P752"><text:span text:style-name="T753">              showWinner(</text:span><text:span text:style-name="T754">0</text:span><text:span text:style-name="T755">, </text:span><text:span text:style-name="T756">4</text:span><text:span text:style-name="T757">, </text:span><text:span text:style-name="T758">8</text:span><text:span text:style-name="T759">);</text:span></text:p>
      <text:p text:style-name="P760"><text:span text:style-name="T761">            } </text:span><text:span text:style-name="T762">else</text:span><text:span text:style-name="T763"> </text:span><text:span text:style-name="T764">if</text:span><text:span text:style-name="T765"> (</text:span></text:p>
      <text:p text:style-name="P766"><text:span text:style-name="T767">              boxes[</text:span><text:span text:style-name="T768">2</text:span><text:span text:style-name="T769">].innerHTML == boxes[</text:span><text:span text:style-name="T770">4</text:span><text:span text:style-name="T771">].innerHTML &amp;&amp;</text:span></text:p>
      <text:p text:style-name="P772"><text:span text:style-name="T773">              boxes[</text:span><text:span text:style-name="T774">4</text:span><text:span text:style-name="T775">].innerHTML == boxes[</text:span><text:span text:style-name="T776">6</text:span><text:span text:style-name="T777">].innerHTML &amp;&amp;</text:span></text:p>
      <text:p text:style-name="P778"><text:span text:style-name="T779">              boxes[</text:span><text:span text:style-name="T780">2</text:span><text:span text:style-name="T781">].innerHTML.trim() != </text:span><text:span text:style-name="T782">""</text:span></text:p>
      <text:p text:style-name="P783">            ) {</text:p>
      <text:p text:style-name="P784"><text:span text:style-name="T785">              showWinner(</text:span><text:span text:style-name="T786">2</text:span><text:span text:style-name="T787">, </text:span><text:span text:style-name="T788">4</text:span><text:span text:style-name="T789">, </text:span><text:span text:style-name="T790">6</text:span><text:span text:style-name="T791">);</text:span></text:p>
      <text:p text:style-name="P792">            }</text:p>
      <text:p text:style-name="P793">          }</text:p>
      <text:p text:style-name="P794">        });</text:p>
      <text:p text:style-name="P795">      }</text:p>
      <text:p text:style-name="P796"/>
      <text:p text:style-name="P797"><text:span text:style-name="T798">      </text:span><text:span text:style-name="T799">//resets the game</text:span></text:p>
      <text:p text:style-name="P800"><text:span text:style-name="T801">      document.getElementById(</text:span><text:span text:style-name="T802">"reset"</text:span><text:span text:style-name="T803">).addEventListener(</text:span><text:span text:style-name="T804">"click"</text:span><text:span text:style-name="T805">, </text:span><text:span text:style-name="T806">function</text:span><text:span text:style-name="T807">() {</text:span></text:p>
      <text:p text:style-name="P808"><text:span text:style-name="T809">        </text:span><text:span text:style-name="T810">for</text:span><text:span text:style-name="T811"> (</text:span><text:span text:style-name="T812">let</text:span><text:span text:style-name="T813"> i = </text:span><text:span text:style-name="T814">0</text:span><text:span text:style-name="T815">; i &lt; boxes.length; i++) {</text:span></text:p>
      <text:p text:style-name="P816"><text:span text:style-name="T817">          boxes[i].innerHTML = </text:span><text:span text:style-name="T818">""</text:span><text:span text:style-name="T819">;</text:span></text:p>
      <text:p text:style-name="P820"><text:span text:style-name="T821">          </text:span><text:span text:style-name="T822">boxes[i].style.backgroundColor = </text:span><text:span text:style-name="T823">"#dee9ec"</text:span><text:span text:style-name="T824">;</text:span></text:p>
      <text:p text:style-name="P825"><text:span text:style-name="T826">          boxes[i].style.color = </text:span><text:span text:style-name="T827">"black"</text:span><text:span text:style-name="T828">;</text:span></text:p>
      <text:p text:style-name="P829">        }</text:p>
      <text:p text:style-name="P830"><text:span text:style-name="T831">        currentPlayer = </text:span><text:span text:style-name="T832">"x"</text:span><text:span text:style-name="T833">;</text:span></text:p>
      <text:p text:style-name="P834"><text:span text:style-name="T835">        document.getElementById(</text:span><text:span text:style-name="T836">"message"</text:span><text:span text:style-name="T837">).style.display = </text:span><text:span text:style-name="T838">"none"</text:span><text:span text:style-name="T839">;</text:span></text:p>
      <text:p text:style-name="P840"><text:span text:style-name="T841">        document.getElementById(</text:span><text:span text:style-name="T842">"player"</text:span><text:span text:style-name="T843">).innerHTML = </text:span><text:span text:style-name="T844">"X"</text:span><text:span text:style-name="T845">;</text:span></text:p>
      <text:p text:style-name="P846"><text:span text:style-name="T847">        gameStatus = </text:span><text:span text:style-name="T848">"Game On"</text:span><text:span text:style-name="T849">;</text:span></text:p>
      <text:p text:style-name="P850">      });</text:p>
      <text:p text:style-name="P851"/>
      <text:p text:style-name="P852"><text:span text:style-name="T853">      </text:span><text:span text:style-name="T854">//displays the winner</text:span></text:p>
      <text:p text:style-name="P855"><text:span text:style-name="T856">      </text:span><text:span text:style-name="T857">function</text:span><text:span text:style-name="T858"> showWinner(x, y, z) {</text:span></text:p>
      <text:p text:style-name="P859"><text:span text:style-name="T860">        boxes[x].style.background = </text:span><text:span text:style-name="T861">"#0d8b70"</text:span><text:span text:style-name="T862">;</text:span></text:p>
      <text:p text:style-name="P863"><text:span text:style-name="T864">        boxes[x].style.color = </text:span><text:span text:style-name="T865">"white"</text:span><text:span text:style-name="T866">;</text:span></text:p>
      <text:p text:style-name="P867"><text:span text:style-name="T868">        boxes[y].style.background = </text:span><text:span text:style-name="T869">"#0d8b70"</text:span><text:span text:style-name="T870">;</text:span></text:p>
      <text:p text:style-name="P871"><text:span text:style-name="T872">        boxes[y].style.color = </text:span><text:span text:style-name="T873">"white"</text:span><text:span text:style-name="T874">;</text:span></text:p>
      <text:p text:style-name="P875"><text:span text:style-name="T876">        boxes[z].style.background = </text:span><text:span text:style-name="T877">"#0d8b70"</text:span><text:span text:style-name="T878">;</text:span></text:p>
      <text:p text:style-name="P879"><text:span text:style-name="T880">        boxes[z].style.color = </text:span><text:span text:style-name="T881">"white"</text:span><text:span text:style-name="T882">;</text:span></text:p>
      <text:p text:style-name="P883"><text:span text:style-name="T884">        document.getElementById(</text:span><text:span text:style-name="T885">"winner"</text:span><text:span text:style-name="T886">).innerHTML =</text:span></text:p>
      <text:p text:style-name="P887"><text:span text:style-name="T888">          currentPlayer == </text:span><text:span text:style-name="T889">"x"</text:span><text:span text:style-name="T890"> ? </text:span><text:span text:style-name="T891">"O"</text:span><text:span text:style-name="T892"> : </text:span><text:span text:style-name="T893">"X"</text:span><text:span text:style-name="T894">;</text:span></text:p>
      <text:p text:style-name="P895"><text:span text:style-name="T896">        document.getElementById(</text:span><text:span text:style-name="T897">"message"</text:span><text:span text:style-name="T898">).style.display = </text:span><text:span text:style-name="T899">"block"</text:span><text:span text:style-name="T900">;</text:span></text:p>
      <text:p text:style-name="P901"><text:span text:style-name="T902">        gameStatus = </text:span><text:span text:style-name="T903">"Game Over"</text:span><text:span text:style-name="T904">;</text:span></text:p>
      <text:p text:style-name="P905">      }</text:p>
      <text:h text:style-name="P906" text:outline-level="2">conclusion</text:h>
      <text:p text:style-name="P907"><text:span text:style-name="T908">Creating a multiplayer</text:span><text:span text:style-name="T909"> </text:span><text:span text:style-name="T910">Tic-Tac-Toe</text:span><text:span text:style-name="T911"> </text:span><text:span text:style-name="T912">game is quite easy compared to other games but its a good stepping stone to creating great apps. Hope you enjoyed my post. Don't hesitate to leave a comment for more details</text:span></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aleway" svg:font-family="Raleway" style:font-family-generic="system" style:font-pitch="variable" svg:panose-1="0 0 0 0 0 0 0 0 0 0"/>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Overskrift2" style:display-name="Overskrift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Standardskriftforavsnitt" style:display-name="Standardskrift for avsnitt" style:family="text"/>
    <style:style style:name="Heading2Char" style:display-name="Heading 2 Char" style:family="text" style:parent-style-name="Standardskriftforavsnit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HTML-forhåndsformatert" style:display-name="HTML-forhåndsformatert"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Standardskriftforavsnit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yar Kardo Hussein</meta:initial-creator>
    <dc:creator>Danyar Kardo Hussein</dc:creator>
    <meta:creation-date>2022-11-22T11:58:00Z</meta:creation-date>
    <dc:date>2022-11-22T11:58:00Z</dc:date>
    <meta:template xlink:href="Normal.dotm" xlink:type="simple"/>
    <meta:editing-cycles>4</meta:editing-cycles>
    <meta:editing-duration>PT0S</meta:editing-duration>
    <meta:document-statistic meta:page-count="1" meta:paragraph-count="16" meta:word-count="1343" meta:character-count="8448" meta:row-count="59" meta:non-whitespace-character-count="7121"/>
  </office:meta>
</office:document-meta>
</file>